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5039in" svg:height="5.7622in" svg:x="3.3713in" svg:y="0.8051in">
            <draw:object draw:notify-on-update-of-ranges="Sheet1.A1:Sheet1.A1 Sheet1.A2:Sheet1.A101 Sheet1.B1:Sheet1.B1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5597688" calcext:value-type="float">
            <text:p>0.7155976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9898219" calcext:value-type="float">
            <text:p>0.4498982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9046194" calcext:value-type="float">
            <text:p>0.6190461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79844675" calcext:value-type="float">
            <text:p>0.679844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3859975" calcext:value-type="float">
            <text:p>0.863859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2670397" calcext:value-type="float">
            <text:p>0.9726703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98901871" calcext:value-type="float">
            <text:p>1.2989018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90345909" calcext:value-type="float">
            <text:p>1.290345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06934521" calcext:value-type="float">
            <text:p>1.406934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388249914" calcext:value-type="float">
            <text:p>2.3882499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62334567" calcext:value-type="float">
            <text:p>2.1623345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493849961" calcext:value-type="float">
            <text:p>2.4938499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487553864" calcext:value-type="float">
            <text:p>2.4875538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09959653" calcext:value-type="float">
            <text:p>2.209959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588226282" calcext:value-type="float">
            <text:p>2.5882262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450521399" calcext:value-type="float">
            <text:p>2.4505213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696502528" calcext:value-type="float">
            <text:p>2.6965025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428259805" calcext:value-type="float">
            <text:p>3.4282598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00306112" calcext:value-type="float">
            <text:p>3.003061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85727614" calcext:value-type="float">
            <text:p>3.4857276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596764021" calcext:value-type="float">
            <text:p>3.5967640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565286795" calcext:value-type="float">
            <text:p>3.5652867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577854829" calcext:value-type="float">
            <text:p>3.5778548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203496429" calcext:value-type="float">
            <text:p>4.2034964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655891694" calcext:value-type="float">
            <text:p>3.6558916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063177177" calcext:value-type="float">
            <text:p>4.0631771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173396166" calcext:value-type="float">
            <text:p>4.1733961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380724758" calcext:value-type="float">
            <text:p>4.3807247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71215411" calcext:value-type="float">
            <text:p>4.6712154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865242826" calcext:value-type="float">
            <text:p>4.8652428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620432784" calcext:value-type="float">
            <text:p>4.6204327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636092822" calcext:value-type="float">
            <text:p>4.6360928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425128264" calcext:value-type="float">
            <text:p>5.4251282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97023601" calcext:value-type="float">
            <text:p>5.3970236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23988334" calcext:value-type="float">
            <text:p>5.239883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20971413" calcext:value-type="float">
            <text:p>5.3209714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234131344" calcext:value-type="float">
            <text:p>5.2341313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72275575" calcext:value-type="float">
            <text:p>6.8722755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212809963" calcext:value-type="float">
            <text:p>6.2128099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957085096" calcext:value-type="float">
            <text:p>5.9570850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419093809" calcext:value-type="float">
            <text:p>6.4190938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91239521" calcext:value-type="float">
            <text:p>6.4912395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010852826" calcext:value-type="float">
            <text:p>7.0108528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038372075" calcext:value-type="float">
            <text:p>7.0383720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54540734" calcext:value-type="float">
            <text:p>7.545407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002247401" calcext:value-type="float">
            <text:p>7.0022474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672118284" calcext:value-type="float">
            <text:p>7.6721182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975972258" calcext:value-type="float">
            <text:p>7.97597225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.176220117" calcext:value-type="float">
            <text:p>11.1762201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95707194" calcext:value-type="float">
            <text:p>7.9570719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315013047" calcext:value-type="float">
            <text:p>7.3150130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626437344" calcext:value-type="float">
            <text:p>8.6264373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820577286" calcext:value-type="float">
            <text:p>8.82057728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954088801" calcext:value-type="float">
            <text:p>7.9540888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547349741" calcext:value-type="float">
            <text:p>8.54734974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662744629" calcext:value-type="float">
            <text:p>8.6627446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296699299" calcext:value-type="float">
            <text:p>8.2966992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286855486" calcext:value-type="float">
            <text:p>8.28685548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764972131" calcext:value-type="float">
            <text:p>8.7649721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434376548" calcext:value-type="float">
            <text:p>9.43437654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976870407" calcext:value-type="float">
            <text:p>8.9768704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753773634" calcext:value-type="float">
            <text:p>8.75377363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78892957" calcext:value-type="float">
            <text:p>9.788929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594758092" calcext:value-type="float">
            <text:p>9.59475809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971656389" calcext:value-type="float">
            <text:p>9.97165638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885159516" calcext:value-type="float">
            <text:p>9.8851595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438224833" calcext:value-type="float">
            <text:p>9.4382248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631899862" calcext:value-type="float">
            <text:p>10.63189986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.309562253" calcext:value-type="float">
            <text:p>10.30956225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.457130152" calcext:value-type="float">
            <text:p>10.4571301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185059722" calcext:value-type="float">
            <text:p>10.1850597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.912271966" calcext:value-type="float">
            <text:p>10.91227196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.17253279" calcext:value-type="float">
            <text:p>11.172532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.355324601" calcext:value-type="float">
            <text:p>11.3553246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.383423128" calcext:value-type="float">
            <text:p>10.38342312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.839924666" calcext:value-type="float">
            <text:p>12.83992466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.728127674" calcext:value-type="float">
            <text:p>12.72812767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.251391922" calcext:value-type="float">
            <text:p>13.25139192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897441543" calcext:value-type="float">
            <text:p>10.8974415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.069801025" calcext:value-type="float">
            <text:p>13.0698010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.806143849" calcext:value-type="float">
            <text:p>11.8061438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.688320738" calcext:value-type="float">
            <text:p>12.6883207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631195442" calcext:value-type="float">
            <text:p>11.6311954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.931681683" calcext:value-type="float">
            <text:p>11.9316816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.888056215" calcext:value-type="float">
            <text:p>11.8880562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.754371975" calcext:value-type="float">
            <text:p>11.75437197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.621389554" calcext:value-type="float">
            <text:p>12.6213895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.951348165" calcext:value-type="float">
            <text:p>12.95134816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.548996154" calcext:value-type="float">
            <text:p>13.5489961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451571952" calcext:value-type="float">
            <text:p>13.4515719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.418302063" calcext:value-type="float">
            <text:p>12.41830206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3.287981379" calcext:value-type="float">
            <text:p>13.2879813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.947579316" calcext:value-type="float">
            <text:p>13.9475793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.398176204" calcext:value-type="float">
            <text:p>13.39817620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.178732204" calcext:value-type="float">
            <text:p>15.1787322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.713860404" calcext:value-type="float">
            <text:p>13.71386040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3.267283535" calcext:value-type="float">
            <text:p>13.2672835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3.596232985" calcext:value-type="float">
            <text:p>13.59623298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.080140696" calcext:value-type="float">
            <text:p>13.080140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.73196143" calcext:value-type="float">
            <text:p>14.73196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6:48:24.754271469</meta:creation-date>
    <dc:date>2022-05-25T17:37:48.713516714</dc:date>
    <meta:editing-duration>PT39M13S</meta:editing-duration>
    <meta:editing-cycles>1</meta:editing-cycles>
    <meta:document-statistic meta:table-count="1" meta:cell-count="20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841cm" svg:height="14.637cm" xlink:href=".." xlink:type="simple" chart:class="chart:scatter" chart:style-name="ch1">
        <chart:legend chart:legend-position="end" svg:x="35.425cm" svg:y="7.019cm" style:legend-expansion="high" chart:style-name="ch2"/>
        <chart:plot-area chart:style-name="ch3" table:cell-range-address="Sheet1.A1:Sheet1.B101" chart:data-source-has-labels="row" svg:x="0.736cm" svg:y="0.292cm" svg:width="33.953cm" svg:height="14.053cm">
          <chartooo:coordinate-region svg:x="1.172cm" svg:y="0.491cm" svg:width="32.96cm" svg:height="13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01</svg:desc>
                </draw:g>
              </table:table-cell>
              <table:table-cell office:value-type="float" office:value="0.715597688">
                <text:p>0.715597688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49898219">
                <text:p>0.449898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619046194">
                <text:p>0.619046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679844675">
                <text:p>0.67984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63859975">
                <text:p>0.863859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72670397">
                <text:p>0.972670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298901871">
                <text:p>1.298901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290345909">
                <text:p>1.290345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406934521">
                <text:p>1.406934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388249914">
                <text:p>2.388249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.162334567">
                <text:p>2.162334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.493849961">
                <text:p>2.493849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.487553864">
                <text:p>2.487553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.209959653">
                <text:p>2.209959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.588226282">
                <text:p>2.5882262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.450521399">
                <text:p>2.450521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.696502528">
                <text:p>2.696502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.428259805">
                <text:p>3.428259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.00306112">
                <text:p>3.00306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.485727614">
                <text:p>3.485727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3.596764021">
                <text:p>3.596764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3.565286795">
                <text:p>3.565286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.577854829">
                <text:p>3.577854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.203496429">
                <text:p>4.203496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.655891694">
                <text:p>3.655891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.063177177">
                <text:p>4.063177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.173396166">
                <text:p>4.173396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.380724758">
                <text:p>4.380724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4.671215411">
                <text:p>4.671215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4.865242826">
                <text:p>4.86524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4.620432784">
                <text:p>4.620432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.636092822">
                <text:p>4.636092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5.425128264">
                <text:p>5.425128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5.397023601">
                <text:p>5.397023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.23988334">
                <text:p>5.23988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.320971413">
                <text:p>5.320971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.234131344">
                <text:p>5.234131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6.872275575">
                <text:p>6.872275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6.212809963">
                <text:p>6.212809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.957085096">
                <text:p>5.957085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6.419093809">
                <text:p>6.419093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6.491239521">
                <text:p>6.491239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7.010852826">
                <text:p>7.010852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7.038372075">
                <text:p>7.038372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7.54540734">
                <text:p>7.54540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7.002247401">
                <text:p>7.002247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7.672118284">
                <text:p>7.672118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7.975972258">
                <text:p>7.9759722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1.176220117">
                <text:p>11.176220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7.95707194">
                <text:p>7.95707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7.315013047">
                <text:p>7.315013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8.626437344">
                <text:p>8.62643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8.820577286">
                <text:p>8.820577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7.954088801">
                <text:p>7.954088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8.547349741">
                <text:p>8.547349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8.662744629">
                <text:p>8.6627446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8.296699299">
                <text:p>8.296699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8.286855486">
                <text:p>8.286855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8.764972131">
                <text:p>8.764972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9.434376548">
                <text:p>9.434376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8.976870407">
                <text:p>8.976870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8.753773634">
                <text:p>8.7537736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9.78892957">
                <text:p>9.788929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9.594758092">
                <text:p>9.594758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9.971656389">
                <text:p>9.971656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9.885159516">
                <text:p>9.885159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9.438224833">
                <text:p>9.438224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0.631899862">
                <text:p>10.631899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0.309562253">
                <text:p>10.3095622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0.457130152">
                <text:p>10.457130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0.185059722">
                <text:p>10.185059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0.912271966">
                <text:p>10.9122719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1.17253279">
                <text:p>11.172532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1.355324601">
                <text:p>11.355324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0.383423128">
                <text:p>10.383423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2.839924666">
                <text:p>12.839924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2.728127674">
                <text:p>12.728127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3.251391922">
                <text:p>13.251391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0.897441543">
                <text:p>10.897441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3.069801025">
                <text:p>13.069801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1.806143849">
                <text:p>11.806143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2.688320738">
                <text:p>12.688320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1.631195442">
                <text:p>11.631195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1.931681683">
                <text:p>11.931681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1.888056215">
                <text:p>11.888056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1.754371975">
                <text:p>11.754371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2.621389554">
                <text:p>12.6213895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2.951348165">
                <text:p>12.951348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3.548996154">
                <text:p>13.548996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3.451571952">
                <text:p>13.451571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2.418302063">
                <text:p>12.418302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3.287981379">
                <text:p>13.2879813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3.947579316">
                <text:p>13.947579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3.398176204">
                <text:p>13.398176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5.178732204">
                <text:p>15.178732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3.713860404">
                <text:p>13.713860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3.267283535">
                <text:p>13.267283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3.596232985">
                <text:p>13.596232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3.080140696">
                <text:p>13.08014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4.73196143">
                <text:p>14.73196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